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Invok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omCallable.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omBehavior.invok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romBehavior.isInvok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omCallable.FromCallable( final Callable &lt; ? &gt; call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romBehavior.FromBehavior( InvocationFactory . RealMethodBehavior &lt; ? &gt; behavi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k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